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Sans" svg:font-family="'PT Sans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fo:break-before="page"/>
    </style:style>
    <style:style style:name="P3" style:family="paragraph" style:parent-style-name="Standard" style:master-page-name="PM2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 style:page-number="auto"/>
      <style:text-properties fo:color="#000000" style:font-name="Times New Roman" fo:font-size="12pt" fo:language="zh" fo:country="CN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zh" fo:country="CN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  <style:text-properties fo:color="#000000" style:font-name="Times New Roman" fo:font-size="12pt" fo:language="zh" fo:country="CN" officeooo:rsid="001eacf8" officeooo:paragraph-rsid="001eacf8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widows="2" fo:text-indent="0cm" style:auto-text-indent="false"/>
    </style:style>
    <style:style style:name="T1" style:family="text">
      <style:text-properties fo:color="#000000" style:font-name="Times New Roman" fo:font-size="12pt" fo:language="zh" fo:country="CN" style:font-name-asian="Times New Roman" style:font-size-asian="12pt" style:font-name-complex="Times New Roman" style:font-size-complex="12pt"/>
    </style:style>
    <style:style style:name="T2" style:family="text">
      <style:text-properties fo:color="#111111" style:font-name="PT Sans" fo:font-size="12pt" fo:language="zh" fo:country="CN" fo:font-weight="bold" style:font-name-asian="PT Sans" style:font-size-asian="12pt" style:font-weight-asian="bold" style:font-name-complex="PT Sans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means-聚类算法:</text:p>
      <text:p text:style-name="P4">1.初始化质心</text:p>
      <text:p text:style-name="P4"><text:tab/>确定初始化质心的个数，随机选取K个样本点为初始质心</text:p>
      <text:p text:style-name="P4">2.更新样本标签</text:p>
      <text:p text:style-name="P4"><text:tab/>对于每一个样本点，将其分类为距离该样本点最近的质心的同一类。</text:p>
      <text:p text:style-name="P4">3.更新质心</text:p>
      <text:p text:style-name="P4"><text:tab/>对于每一个聚类簇，将所有属于该分类的样本点求平均值，以平均值更新该簇的质心。</text:p>
      <text:p text:style-name="P4">4.判断是否收敛</text:p>
      <text:p text:style-name="P4"><text:tab/>对比新质心和上一组质心的移动情况，如果质心发生移动则回到第2步；否则算法成功做出聚类。</text:p>
      <text:p text:style-name="P4">K的选取：</text:p>
      <text:p text:style-name="P4">1.手肘法</text:p>
      <text:p text:style-name="P4">2.轮廓系数法</text:p>
      <text:p text:style-name="P1"><text:span text:style-name="T1">3. </text:span><text:span text:style-name="T2">间隔统计量 Gap Statistic</text:span></text:p>
      <text:p text:style-name="P1"><text:a xlink:type="simple" xlink:href="https://www.biaodianfu.com/k-means-choose-k.html" text:style-name="Internet_20_link" text:visited-style-name="Visited_20_Internet_20_Link"><text:span text:style-name="T1">https://www.biaodianfu.com/k-means-choose-k.html</text:span></text:a></text:p>
      <text:p text:style-name="P4"/>
      <text:p text:style-name="P4">4.hl:</text:p>
      <text:p text:style-name="P1"><text:a xlink:type="simple" xlink:href="https://www.biaodianfu.com/k-means-choose-k.html" text:style-name="Internet_20_link" text:visited-style-name="Visited_20_Internet_20_Link"><text:span text:style-name="T1">https://www.biaodianfu.com/k-means-choose-k.html</text:span></text:a></text:p>
      <text:p text:style-name="P5">5.s_dbw:</text:p>
      <text:p text:style-name="P5">https://iphysresearch.github.io/posts/S_Dbw.html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Sans" svg:font-family="'PT Sans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宋体" style:font-family-asian="宋体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6-19T23:58:08.047717393</dc:date>
    <meta:editing-duration>PT22S</meta:editing-duration>
    <meta:editing-cycles>1</meta:editing-cycles>
    <meta:document-statistic meta:table-count="0" meta:image-count="0" meta:object-count="0" meta:page-count="1" meta:paragraph-count="18" meta:word-count="198" meta:character-count="377" meta:non-whitespace-character-count="370"/>
  </office:meta>
</office:document-meta>
</file>